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5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1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71cm" fo:min-width="27.6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4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5cm" fo:min-width="26.4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cm" fo:min-width="0cm"/>
    </style:style>
    <style:style style:name="gr17" style:family="graphic" style:parent-style-name="objectwithoutfill">
      <style:graphic-properties svg:stroke-color="#66ffff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cm" fo:min-width="26.44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7cm" fo:min-width="26.4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2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1cm" fo:min-width="26.6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6.4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2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89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0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draw:style-name="gr1" draw:layer="layout" svg:width="17.067cm" svg:height="0.963cm" svg:x="1.357cm" svg:y="0.837cm">
          <draw:text-box>
            <text:p>(2)式をxの場所をx_iとわかるようにして、以下のように考える。</text:p>
          </draw:text-box>
        </draw:frame>
        <draw:frame draw:style-name="gr2" draw:layer="layout" svg:width="3.55cm" svg:height="1.675cm" svg:x="6.35cm" svg:y="2.237cm">
          <draw:text-box>
            <text:p>x_1 - a_11</text:p>
          </draw:text-box>
        </draw:frame>
        <draw:frame draw:style-name="gr2" draw:layer="layout" svg:width="3.55cm" svg:height="1.675cm" svg:x="9.35cm" svg:y="3.237cm">
          <draw:text-box>
            <text:p>x_2 - a_22</text:p>
          </draw:text-box>
        </draw:frame>
        <draw:frame draw:style-name="gr3" draw:layer="layout" svg:width="1.55cm" svg:height="0.963cm" svg:x="12.75cm" svg:y="4.2cm">
          <draw:text-box>
            <text:p>・・・</text:p>
          </draw:text-box>
        </draw:frame>
        <draw:frame draw:style-name="gr2" draw:layer="layout" svg:width="3.6cm" svg:height="1.675cm" svg:x="14cm" svg:y="5.037cm">
          <draw:text-box>
            <text:p>x_n - a_nn</text:p>
          </draw:text-box>
        </draw:frame>
        <draw:frame draw:style-name="gr3" draw:layer="layout" svg:width="1.55cm" svg:height="0.963cm" svg:x="12.7cm" svg:y="3.238cm">
          <draw:text-box>
            <text:p>・・・</text:p>
          </draw:text-box>
        </draw:frame>
        <draw:frame draw:style-name="gr3" draw:layer="layout" svg:width="1.55cm" svg:height="0.963cm" svg:x="12.7cm" svg:y="2.275cm">
          <draw:text-box>
            <text:p>・・・</text:p>
          </draw:text-box>
        </draw:frame>
        <draw:frame draw:style-name="gr3" draw:layer="layout" svg:width="2.2cm" svg:height="0.963cm" svg:x="9.9cm" svg:y="2.274cm">
          <draw:text-box>
            <text:p>-a_12</text:p>
          </draw:text-box>
        </draw:frame>
        <draw:frame draw:style-name="gr3" draw:layer="layout" svg:width="2.2cm" svg:height="0.963cm" svg:x="14.9cm" svg:y="2.2cm">
          <draw:text-box>
            <text:p>-a_1n</text:p>
          </draw:text-box>
        </draw:frame>
        <draw:frame draw:style-name="gr3" draw:layer="layout" svg:width="2.2cm" svg:height="0.963cm" svg:x="14.9cm" svg:y="3.163cm">
          <draw:text-box>
            <text:p>-a_2n</text:p>
          </draw:text-box>
        </draw:frame>
        <draw:frame draw:style-name="gr3" draw:layer="layout" svg:width="1.55cm" svg:height="0.963cm" svg:x="15.15cm" svg:y="4.237cm">
          <draw:text-box>
            <text:p>・・・</text:p>
          </draw:text-box>
        </draw:frame>
        <draw:frame draw:style-name="gr3" draw:layer="layout" svg:width="1.55cm" svg:height="0.963cm" svg:x="10.15cm" svg:y="4.237cm">
          <draw:text-box>
            <text:p>・・・</text:p>
          </draw:text-box>
        </draw:frame>
        <draw:frame draw:style-name="gr3" draw:layer="layout" svg:width="1.55cm" svg:height="0.963cm" svg:x="7.1cm" svg:y="4.237cm">
          <draw:text-box>
            <text:p>・・・</text:p>
          </draw:text-box>
        </draw:frame>
        <draw:frame draw:style-name="gr3" draw:layer="layout" svg:width="1.55cm" svg:height="0.963cm" svg:x="12.7cm" svg:y="5.237cm">
          <draw:text-box>
            <text:p>・・・</text:p>
          </draw:text-box>
        </draw:frame>
        <draw:frame draw:style-name="gr3" draw:layer="layout" svg:width="1.55cm" svg:height="0.963cm" svg:x="12.75cm" svg:y="4.201cm">
          <draw:text-box>
            <text:p>・・・</text:p>
          </draw:text-box>
        </draw:frame>
        <draw:frame draw:style-name="gr3" draw:layer="layout" svg:width="2.2cm" svg:height="0.963cm" svg:x="6.9cm" svg:y="3.274cm">
          <draw:text-box>
            <text:p>-a_21</text:p>
          </draw:text-box>
        </draw:frame>
        <draw:frame draw:style-name="gr4" draw:layer="layout" svg:width="2.2cm" svg:height="1.2cm" svg:x="6.9cm" svg:y="5.2cm">
          <draw:text-box>
            <text:p>-a_n1</text:p>
          </draw:text-box>
        </draw:frame>
        <draw:frame draw:style-name="gr5" draw:layer="layout" svg:width="2.2cm" svg:height="1cm" svg:x="9.9cm" svg:y="5.2cm">
          <draw:text-box>
            <text:p>-a_n2</text:p>
          </draw:text-box>
        </draw:frame>
        <draw:line draw:style-name="gr6" draw:text-style-name="P1" draw:layer="layout" svg:x1="6.35cm" svg:y1="2.237cm" svg:x2="6.3cm" svg:y2="6cm">
          <text:p/>
        </draw:line>
        <draw:line draw:style-name="gr6" draw:text-style-name="P1" draw:layer="layout" svg:x1="17.55cm" svg:y1="2.2cm" svg:x2="17.5cm" svg:y2="5.963cm">
          <text:p/>
        </draw:line>
        <draw:frame draw:style-name="gr7" draw:layer="layout" svg:width="7.843cm" svg:height="0.963cm" svg:x="0.057cm" svg:y="3.637cm">
          <draw:text-box>
            <text:p>f_A(x_1, …, x_n) =</text:p>
          </draw:text-box>
        </draw:frame>
        <draw:frame draw:style-name="gr8" draw:layer="layout" svg:width="8.609cm" svg:height="0.963cm" svg:x="18.657cm" svg:y="4.8cm">
          <draw:text-box>
            <text:p>ただし、本当はx_1 = … = x_n</text:p>
          </draw:text-box>
        </draw:frame>
        <draw:frame draw:style-name="gr7" draw:layer="layout" svg:width="7.843cm" svg:height="0.963cm" svg:x="1.493cm" svg:y="6.6cm">
          <draw:text-box>
            <text:p>このとき、(3)の上の式は</text:p>
          </draw:text-box>
        </draw:frame>
        <draw:frame draw:style-name="gr9" draw:layer="layout" svg:width="28.192cm" svg:height="5.621cm" svg:x="-0.142cm" svg:y="7.462cm">
          <draw:text-box>
            <text:p><text:span text:style-name="T1">f_A(x) =</text:span><text:span text:style-name="T1">　</text:span><text:span text:style-name="T1">x^n + a_1 x^{n-1} + … + a_r x^{n-r} + … + a_n</text:span><text:span text:style-name="T1">であるが、</text:span><text:span text:style-name="T1">f_A(x1, …, xn)</text:span><text:span text:style-name="T1">で書き換えて、</text:span></text:p>
            <text:p><text:span text:style-name="T1">f_A(x_1, …, x_nn) = x_1...x_n + (a_{x_2, …, x_n} x_2...x_n + … </text:span></text:p>
            <text:p><text:span text:style-name="T1">+ a_{x_1, …, x_{p-1}, x_{p+1}, …, x_n}x_1...x_{p-1}x_{p+1}...x_n + … + a_{x_1, …, x_{n-1}}x_1...x_{n-1}</text:span></text:p>
            <text:p><text:span text:style-name="T1">+ … + Σ_{j_1 &lt; ...&lt; j_r} a_{x_{j_1},...,x_{j_r}}x_{j_1}...x_{j_r} + a_{Φ}</text:span></text:p>
            <text:p>ただし、a_{Φ} = a_nになる。(xが選ばれないので、インデックスが無い。)</text:p>
            <text:p/>
            <text:p>さて、a_{x_{j_1},...,x_{j_i}}を求めることを考える。m行とn行をまた、m列とn列を入れ替えることを</text:p>
            <text:p>繰り返すと偶数回の置換なので、行列式は変わらない。よって、</text:p>
          </draw:text-box>
        </draw:frame>
        <draw:frame draw:style-name="gr2" draw:layer="layout" svg:width="3.55cm" svg:height="1.675cm" svg:x="7.2cm" svg:y="13.837cm">
          <draw:text-box>
            <text:p>x_1 - a_11</text:p>
          </draw:text-box>
        </draw:frame>
        <draw:frame draw:style-name="gr2" draw:layer="layout" svg:width="3.8cm" svg:height="1.675cm" svg:x="10.2cm" svg:y="14.837cm">
          <draw:text-box>
            <text:p>x_2 - a_22</text:p>
          </draw:text-box>
        </draw:frame>
        <draw:frame draw:style-name="gr3" draw:layer="layout" svg:width="1.55cm" svg:height="0.963cm" svg:x="13.6cm" svg:y="15.8cm">
          <draw:text-box>
            <text:p>・・・</text:p>
          </draw:text-box>
        </draw:frame>
        <draw:frame draw:style-name="gr2" draw:layer="layout" svg:width="3.6cm" svg:height="1.675cm" svg:x="14.95cm" svg:y="16.637cm">
          <draw:text-box>
            <text:p>x_n - a_nn</text:p>
          </draw:text-box>
        </draw:frame>
        <draw:frame draw:style-name="gr3" draw:layer="layout" svg:width="1.55cm" svg:height="0.963cm" svg:x="13.55cm" svg:y="14.838cm">
          <draw:text-box>
            <text:p>・・・</text:p>
          </draw:text-box>
        </draw:frame>
        <draw:frame draw:style-name="gr3" draw:layer="layout" svg:width="1.55cm" svg:height="0.963cm" svg:x="13.55cm" svg:y="13.875cm">
          <draw:text-box>
            <text:p>・・・</text:p>
          </draw:text-box>
        </draw:frame>
        <draw:frame draw:style-name="gr3" draw:layer="layout" svg:width="2.2cm" svg:height="0.963cm" svg:x="10.75cm" svg:y="13.874cm">
          <draw:text-box>
            <text:p>-a_12</text:p>
          </draw:text-box>
        </draw:frame>
        <draw:frame draw:style-name="gr3" draw:layer="layout" svg:width="2.2cm" svg:height="0.963cm" svg:x="15.75cm" svg:y="13.8cm">
          <draw:text-box>
            <text:p>-a_1n</text:p>
          </draw:text-box>
        </draw:frame>
        <draw:frame draw:style-name="gr3" draw:layer="layout" svg:width="2.2cm" svg:height="0.963cm" svg:x="15.75cm" svg:y="14.763cm">
          <draw:text-box>
            <text:p>-a_2n</text:p>
          </draw:text-box>
        </draw:frame>
        <draw:frame draw:style-name="gr3" draw:layer="layout" svg:width="1.55cm" svg:height="0.963cm" svg:x="16cm" svg:y="15.837cm">
          <draw:text-box>
            <text:p>・・・</text:p>
          </draw:text-box>
        </draw:frame>
        <draw:frame draw:style-name="gr3" draw:layer="layout" svg:width="1.55cm" svg:height="0.963cm" svg:x="11cm" svg:y="15.837cm">
          <draw:text-box>
            <text:p>・・・</text:p>
          </draw:text-box>
        </draw:frame>
        <draw:frame draw:style-name="gr3" draw:layer="layout" svg:width="1.55cm" svg:height="0.963cm" svg:x="7.95cm" svg:y="15.837cm">
          <draw:text-box>
            <text:p>・・・</text:p>
          </draw:text-box>
        </draw:frame>
        <draw:frame draw:style-name="gr3" draw:layer="layout" svg:width="1.55cm" svg:height="0.963cm" svg:x="13.55cm" svg:y="16.837cm">
          <draw:text-box>
            <text:p>・・・</text:p>
          </draw:text-box>
        </draw:frame>
        <draw:frame draw:style-name="gr3" draw:layer="layout" svg:width="1.55cm" svg:height="0.963cm" svg:x="13.6cm" svg:y="15.801cm">
          <draw:text-box>
            <text:p>・・・</text:p>
          </draw:text-box>
        </draw:frame>
        <draw:frame draw:style-name="gr3" draw:layer="layout" svg:width="2.2cm" svg:height="0.963cm" svg:x="7.75cm" svg:y="14.874cm">
          <draw:text-box>
            <text:p>-a_21</text:p>
          </draw:text-box>
        </draw:frame>
        <draw:frame draw:style-name="gr4" draw:layer="layout" svg:width="2.2cm" svg:height="1.2cm" svg:x="7.75cm" svg:y="16.8cm">
          <draw:text-box>
            <text:p>-a_n1</text:p>
          </draw:text-box>
        </draw:frame>
        <draw:frame draw:style-name="gr5" draw:layer="layout" svg:width="2.2cm" svg:height="1cm" svg:x="10.75cm" svg:y="16.8cm">
          <draw:text-box>
            <text:p>-a_n2</text:p>
          </draw:text-box>
        </draw:frame>
        <draw:line draw:style-name="gr6" draw:text-style-name="P1" draw:layer="layout" svg:x1="7.2cm" svg:y1="13.837cm" svg:x2="7.15cm" svg:y2="17.6cm">
          <text:p/>
        </draw:line>
        <draw:line draw:style-name="gr6" draw:text-style-name="P1" draw:layer="layout" svg:x1="18.4cm" svg:y1="13.8cm" svg:x2="18.35cm" svg:y2="17.563cm">
          <text:p/>
        </draw:line>
        <draw:frame draw:style-name="gr7" draw:layer="layout" svg:width="7.843cm" svg:height="0.963cm" svg:x="0.438cm" svg:y="15.237cm">
          <draw:text-box>
            <text:p>f_A(x_1, …, x_n) =</text:p>
          </draw:text-box>
        </draw:frame>
        <draw:frame draw:style-name="gr10" draw:layer="layout" svg:width="1.043cm" svg:height="0.963cm" svg:x="18.757cm" svg:y="15.4cm">
          <draw:text-box>
            <text:p>=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office:forms form:automatic-focus="false" form:apply-design-mode="false"/>
        <draw:frame draw:style-name="gr12" draw:layer="layout" svg:width="26.944cm" svg:height="3.725cm" svg:x="0.6cm" svg:y="7.544cm">
          <draw:text-box>
            <text:p>ただし、r+k=n</text:p>
            <text:p>この式から、xたちを変数として、x_{j_1}...x_{j_r}の係数<text:span text:style-name="T1">a_{x_{j_1},...,x_{j_r}}</text:span>を考える。</text:p>
            <text:p>前ページの中段付近の<text:span text:style-name="T1">f_A(x_1, …, xn)</text:span><text:span text:style-name="T1">の</text:span>多項式を考えると、x_{i_1}, …, x_{i_k}を0としても、</text:p>
            <text:p><text:span text:style-name="T1">a_{x_{j_1},...,x_{j_r}}</text:span><text:span text:style-name="T1">は残り、</text:span><text:span text:style-name="T1">x_{j_1}, ...,x_{j_r}</text:span><text:span text:style-name="T1">の多項式になる。当然ながら、この操作で消えるものは</text:span></text:p>
            <text:p><text:span text:style-name="T1">x_{i_1}, …, x_{i_k}</text:span><text:span text:style-name="T1">をかけている項なので、</text:span><text:span text:style-name="T1">x_{j_1}...x_{j_r}</text:span><text:span text:style-name="T1">の係数部分でない。</text:span></text:p>
          </draw:text-box>
        </draw:frame>
        <draw:frame draw:style-name="gr13" draw:layer="layout" svg:width="6.55cm" svg:height="1.06cm" svg:x="0.55cm" svg:y="0.74cm">
          <draw:text-box>
            <text:p>x_{j_1} - a_{j_1}{j_1}</text:p>
          </draw:text-box>
        </draw:frame>
        <draw:frame draw:style-name="gr3" draw:layer="layout" svg:width="1.55cm" svg:height="0.963cm" svg:x="6.65cm" svg:y="0.837cm">
          <draw:text-box>
            <text:p>・・・</text:p>
          </draw:text-box>
        </draw:frame>
        <draw:frame draw:style-name="gr14" draw:layer="layout" svg:width="3.998cm" svg:height="1.166cm" draw:transform="rotate (0.0031415926535892) translate (8.8cm 0.84cm)">
          <draw:text-box>
            <text:p>-a_{j_1}{j_r}</text:p>
          </draw:text-box>
        </draw:frame>
        <draw:frame draw:style-name="gr3" draw:layer="layout" svg:width="1.55cm" svg:height="0.963cm" svg:x="3.05cm" svg:y="2.037cm">
          <draw:text-box>
            <text:p>・・・</text:p>
          </draw:text-box>
        </draw:frame>
        <draw:line draw:style-name="gr6" draw:text-style-name="P1" draw:layer="layout" svg:x1="0.6cm" svg:y1="0.837cm" svg:x2="0.55cm" svg:y2="7.4cm">
          <text:p/>
        </draw:line>
        <draw:line draw:style-name="gr6" draw:text-style-name="P1" draw:layer="layout" svg:x1="27.4cm" svg:y1="0.6cm" svg:x2="27.4cm" svg:y2="7.8cm">
          <text:p/>
        </draw:line>
        <draw:frame draw:style-name="gr14" draw:layer="layout" svg:width="3.998cm" svg:height="1.166cm" draw:transform="rotate (0.0031415926535892) translate (1.8cm 2.813cm)">
          <draw:text-box>
            <text:p>-a_{j_r}{j_1}</text:p>
          </draw:text-box>
        </draw:frame>
        <draw:frame draw:style-name="gr2" draw:layer="layout" svg:width="6.15cm" svg:height="1.675cm" svg:x="7.85cm" svg:y="3cm">
          <draw:text-box>
            <text:p>x_{j_r} - a_{j_r}{j_r}</text:p>
          </draw:text-box>
        </draw:frame>
        <draw:frame draw:style-name="gr3" draw:layer="layout" svg:width="1.55cm" svg:height="0.963cm" svg:x="10cm" svg:y="1.977cm">
          <draw:text-box>
            <text:p>・・・</text:p>
          </draw:text-box>
        </draw:frame>
        <draw:frame draw:style-name="gr3" draw:layer="layout" svg:width="1.55cm" svg:height="0.963cm" svg:x="6.6cm" svg:y="3.037cm">
          <draw:text-box>
            <text:p>・・・</text:p>
          </draw:text-box>
        </draw:frame>
        <draw:frame draw:style-name="gr3" draw:layer="layout" svg:width="1.55cm" svg:height="0.963cm" svg:x="6.7cm" svg:y="1.977cm">
          <draw:text-box>
            <text:p>・・・</text:p>
          </draw:text-box>
        </draw:frame>
        <draw:frame draw:style-name="gr15" draw:layer="layout" svg:width="3.998cm" svg:height="1.172cm" draw:transform="rotate (0.0031415926535892) translate (1.798cm 4.034cm)">
          <draw:text-box>
            <text:p>-a_{i_1}{j_1}</text:p>
          </draw:text-box>
        </draw:frame>
        <draw:frame draw:style-name="gr3" draw:layer="layout" svg:width="1.55cm" svg:height="0.963cm" svg:x="6.5cm" svg:y="4.4cm">
          <draw:text-box>
            <text:p>・・・</text:p>
          </draw:text-box>
        </draw:frame>
        <draw:frame draw:style-name="gr3" draw:layer="layout" svg:width="1.55cm" svg:height="0.963cm" svg:x="2.9cm" svg:y="5.6cm">
          <draw:text-box>
            <text:p>・・・</text:p>
          </draw:text-box>
        </draw:frame>
        <draw:frame draw:style-name="gr3" draw:layer="layout" svg:width="1.55cm" svg:height="0.963cm" svg:x="9.85cm" svg:y="5.54cm">
          <draw:text-box>
            <text:p>・・・</text:p>
          </draw:text-box>
        </draw:frame>
        <draw:frame draw:style-name="gr3" draw:layer="layout" svg:width="1.55cm" svg:height="0.963cm" svg:x="6.45cm" svg:y="6.6cm">
          <draw:text-box>
            <text:p>・・・</text:p>
          </draw:text-box>
        </draw:frame>
        <draw:frame draw:style-name="gr3" draw:layer="layout" svg:width="1.55cm" svg:height="0.963cm" svg:x="6.55cm" svg:y="5.54cm">
          <draw:text-box>
            <text:p>・・・</text:p>
          </draw:text-box>
        </draw:frame>
        <draw:frame draw:style-name="gr14" draw:layer="layout" svg:width="3.998cm" svg:height="1.166cm" draw:transform="rotate (0.0031415926535892) translate (1.8cm 6.613cm)">
          <draw:text-box>
            <text:p>-a_{i_k}{j_1}</text:p>
          </draw:text-box>
        </draw:frame>
        <draw:frame draw:style-name="gr14" draw:layer="layout" svg:width="3.998cm" svg:height="1.166cm" draw:transform="rotate (0.0031415926535892) translate (8.798cm 4.034cm)">
          <draw:text-box>
            <text:p>-a_{i_1}{j_r}</text:p>
          </draw:text-box>
        </draw:frame>
        <draw:frame draw:style-name="gr14" draw:layer="layout" svg:width="3.998cm" svg:height="1.166cm" draw:transform="rotate (0.0031415926535892) translate (8.8cm 6.634cm)">
          <draw:text-box>
            <text:p>-a_{i_k}{j_r}</text:p>
          </draw:text-box>
        </draw:frame>
        <draw:frame draw:style-name="gr2" draw:layer="layout" svg:width="6.55cm" svg:height="1.675cm" svg:x="13.65cm" svg:y="3.962cm">
          <draw:text-box>
            <text:p>x_{i_1} - a_{i_1}{i_1}</text:p>
          </draw:text-box>
        </draw:frame>
        <draw:frame draw:style-name="gr3" draw:layer="layout" svg:width="1.55cm" svg:height="0.963cm" svg:x="19.6cm" svg:y="4.0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20.95cm 4.1cm)">
          <draw:text-box>
            <text:p>-a_{i_1}{i_k}</text:p>
          </draw:text-box>
        </draw:frame>
        <draw:frame draw:style-name="gr3" draw:layer="layout" svg:width="1.55cm" svg:height="0.963cm" svg:x="14.848cm" svg:y="5.6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3.8cm 6.613cm)">
          <draw:text-box>
            <text:p>-a_{i_k}{i_1}</text:p>
          </draw:text-box>
        </draw:frame>
        <draw:frame draw:style-name="gr3" draw:layer="layout" svg:width="1.55cm" svg:height="0.963cm" svg:x="21.798cm" svg:y="5.637cm">
          <draw:text-box>
            <text:p>・・・</text:p>
          </draw:text-box>
        </draw:frame>
        <draw:frame draw:style-name="gr3" draw:layer="layout" svg:width="1.55cm" svg:height="0.963cm" svg:x="19.4cm" svg:y="6.837cm">
          <draw:text-box>
            <text:p>・・・</text:p>
          </draw:text-box>
        </draw:frame>
        <draw:frame draw:style-name="gr3" draw:layer="layout" svg:width="1.55cm" svg:height="0.963cm" svg:x="19.298cm" svg:y="5.637cm">
          <draw:text-box>
            <text:p>・・・</text:p>
          </draw:text-box>
        </draw:frame>
        <draw:frame draw:style-name="gr16" draw:layer="layout" svg:width="6.398cm" svg:height="1.26cm" svg:x="20.602cm" svg:y="6.74cm">
          <draw:text-box>
            <text:p>x_{i_k} - a_{i_k}{i_k}</text:p>
          </draw:text-box>
        </draw:frame>
        <draw:frame draw:style-name="gr3" draw:layer="layout" svg:width="1.55cm" svg:height="0.963cm" svg:x="19.35cm" svg:y="0.8cm">
          <draw:text-box>
            <text:p>・・・</text:p>
          </draw:text-box>
        </draw:frame>
        <draw:frame draw:style-name="gr3" draw:layer="layout" svg:width="1.55cm" svg:height="0.963cm" svg:x="14.9cm" svg:y="2.037cm">
          <draw:text-box>
            <text:p>・・・</text:p>
          </draw:text-box>
        </draw:frame>
        <draw:frame draw:style-name="gr3" draw:layer="layout" svg:width="1.55cm" svg:height="0.963cm" svg:x="21.85cm" svg:y="1.977cm">
          <draw:text-box>
            <text:p>・・・</text:p>
          </draw:text-box>
        </draw:frame>
        <draw:frame draw:style-name="gr3" draw:layer="layout" svg:width="1.55cm" svg:height="0.963cm" svg:x="19.45cm" svg:y="3cm">
          <draw:text-box>
            <text:p>・・・</text:p>
          </draw:text-box>
        </draw:frame>
        <draw:frame draw:style-name="gr3" draw:layer="layout" svg:width="1.55cm" svg:height="0.963cm" svg:x="19.35cm" svg:y="1.97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4cm 3.013cm)">
          <draw:text-box>
            <text:p>-a_{j_r}{i_1}</text:p>
          </draw:text-box>
        </draw:frame>
        <draw:frame draw:style-name="gr14" draw:layer="layout" svg:width="3.998cm" svg:height="1.166cm" draw:transform="rotate (0.0031415926535892) translate (21cm 3.034cm)">
          <draw:text-box>
            <text:p>-a_{j_r}{i_k}</text:p>
          </draw:text-box>
        </draw:frame>
        <draw:frame draw:style-name="gr15" draw:layer="layout" svg:width="3.998cm" svg:height="1.172cm" draw:transform="rotate (0.0031415926535892) translate (13.8cm 0.628cm)">
          <draw:text-box>
            <text:p>-a_{j_1}{i_1}</text:p>
          </draw:text-box>
        </draw:frame>
        <draw:frame draw:style-name="gr14" draw:layer="layout" svg:width="3.998cm" svg:height="1.166cm" draw:transform="rotate (0.0031415926535892) translate (20.8cm 0.628cm)">
          <draw:text-box>
            <text:p>-a_{j_1}{i_k}</text:p>
          </draw:text-box>
        </draw:frame>
        <draw:line draw:style-name="gr17" draw:text-style-name="P1" draw:layer="layout" svg:x1="2cm" svg:y1="3.979cm" svg:x2="27.4cm" svg:y2="4cm">
          <text:p/>
        </draw:line>
        <draw:line draw:style-name="gr17" draw:text-style-name="P1" draw:layer="layout" svg:x1="13.8cm" svg:y1="0.8cm" svg:x2="13.8cm" svg:y2="7.4cm">
          <text:p/>
        </draw:line>
        <draw:frame draw:style-name="gr13" draw:layer="layout" svg:width="6.55cm" svg:height="1.06cm" svg:x="0.8cm" svg:y="11.54cm">
          <draw:text-box>
            <text:p>x_{j_1} - a_{j_1}{j_1}</text:p>
          </draw:text-box>
        </draw:frame>
        <draw:frame draw:style-name="gr3" draw:layer="layout" svg:width="1.55cm" svg:height="0.963cm" svg:x="6.9cm" svg:y="11.637cm">
          <draw:text-box>
            <text:p>・・・</text:p>
          </draw:text-box>
        </draw:frame>
        <draw:frame draw:style-name="gr14" draw:layer="layout" svg:width="3.998cm" svg:height="1.166cm" draw:transform="rotate (0.0031415926535892) translate (9.05cm 11.64cm)">
          <draw:text-box>
            <text:p>-a_{j_1}{j_r}</text:p>
          </draw:text-box>
        </draw:frame>
        <draw:frame draw:style-name="gr3" draw:layer="layout" svg:width="1.55cm" svg:height="0.963cm" svg:x="3.3cm" svg:y="12.837cm">
          <draw:text-box>
            <text:p>・・・</text:p>
          </draw:text-box>
        </draw:frame>
        <draw:line draw:style-name="gr6" draw:text-style-name="P1" draw:layer="layout" svg:x1="0.85cm" svg:y1="11.637cm" svg:x2="0.8cm" svg:y2="18.2cm">
          <text:p/>
        </draw:line>
        <draw:line draw:style-name="gr6" draw:text-style-name="P1" draw:layer="layout" svg:x1="27.65cm" svg:y1="11.4cm" svg:x2="27.65cm" svg:y2="18.6cm">
          <text:p/>
        </draw:line>
        <draw:frame draw:style-name="gr14" draw:layer="layout" svg:width="3.998cm" svg:height="1.166cm" draw:transform="rotate (0.0031415926535892) translate (2.05cm 13.613cm)">
          <draw:text-box>
            <text:p>-a_{j_r}{j_1}</text:p>
          </draw:text-box>
        </draw:frame>
        <draw:frame draw:style-name="gr2" draw:layer="layout" svg:width="6.15cm" svg:height="1.675cm" svg:x="8.1cm" svg:y="13.8cm">
          <draw:text-box>
            <text:p>x_{j_r} - a_{j_r}{j_r}</text:p>
          </draw:text-box>
        </draw:frame>
        <draw:frame draw:style-name="gr3" draw:layer="layout" svg:width="1.55cm" svg:height="0.963cm" svg:x="10.25cm" svg:y="12.777cm">
          <draw:text-box>
            <text:p>・・・</text:p>
          </draw:text-box>
        </draw:frame>
        <draw:frame draw:style-name="gr3" draw:layer="layout" svg:width="1.55cm" svg:height="0.963cm" svg:x="6.85cm" svg:y="13.837cm">
          <draw:text-box>
            <text:p>・・・</text:p>
          </draw:text-box>
        </draw:frame>
        <draw:frame draw:style-name="gr3" draw:layer="layout" svg:width="1.55cm" svg:height="0.963cm" svg:x="6.95cm" svg:y="12.777cm">
          <draw:text-box>
            <text:p>・・・</text:p>
          </draw:text-box>
        </draw:frame>
        <draw:frame draw:style-name="gr15" draw:layer="layout" svg:width="3.998cm" svg:height="1.172cm" draw:transform="rotate (0.0031415926535892) translate (2.048cm 14.834cm)">
          <draw:text-box>
            <text:p>-a_{i_1}{j_1}</text:p>
          </draw:text-box>
        </draw:frame>
        <draw:frame draw:style-name="gr3" draw:layer="layout" svg:width="1.55cm" svg:height="0.963cm" svg:x="6.75cm" svg:y="15.2cm">
          <draw:text-box>
            <text:p>・・・</text:p>
          </draw:text-box>
        </draw:frame>
        <draw:frame draw:style-name="gr3" draw:layer="layout" svg:width="1.55cm" svg:height="0.963cm" svg:x="3.15cm" svg:y="16.4cm">
          <draw:text-box>
            <text:p>・・・</text:p>
          </draw:text-box>
        </draw:frame>
        <draw:frame draw:style-name="gr3" draw:layer="layout" svg:width="1.55cm" svg:height="0.963cm" svg:x="10.1cm" svg:y="16.34cm">
          <draw:text-box>
            <text:p>・・・</text:p>
          </draw:text-box>
        </draw:frame>
        <draw:frame draw:style-name="gr3" draw:layer="layout" svg:width="1.55cm" svg:height="0.963cm" svg:x="6.7cm" svg:y="17.4cm">
          <draw:text-box>
            <text:p>・・・</text:p>
          </draw:text-box>
        </draw:frame>
        <draw:frame draw:style-name="gr3" draw:layer="layout" svg:width="1.55cm" svg:height="0.963cm" svg:x="6.8cm" svg:y="16.34cm">
          <draw:text-box>
            <text:p>・・・</text:p>
          </draw:text-box>
        </draw:frame>
        <draw:frame draw:style-name="gr14" draw:layer="layout" svg:width="3.998cm" svg:height="1.166cm" draw:transform="rotate (0.0031415926535892) translate (2.05cm 17.413cm)">
          <draw:text-box>
            <text:p>-a_{i_k}{j_1}</text:p>
          </draw:text-box>
        </draw:frame>
        <draw:frame draw:style-name="gr14" draw:layer="layout" svg:width="3.998cm" svg:height="1.166cm" draw:transform="rotate (0.0031415926535892) translate (9.048cm 14.834cm)">
          <draw:text-box>
            <text:p>-a_{i_1}{j_r}</text:p>
          </draw:text-box>
        </draw:frame>
        <draw:frame draw:style-name="gr14" draw:layer="layout" svg:width="3.998cm" svg:height="1.166cm" draw:transform="rotate (0.0031415926535892) translate (9.05cm 17.434cm)">
          <draw:text-box>
            <text:p>-a_{i_k}{j_r}</text:p>
          </draw:text-box>
        </draw:frame>
        <draw:frame draw:style-name="gr2" draw:layer="layout" svg:width="6.55cm" svg:height="1.675cm" svg:x="13.9cm" svg:y="14.762cm">
          <draw:text-box>
            <text:p>- a_{i_1}{i_1}</text:p>
          </draw:text-box>
        </draw:frame>
        <draw:frame draw:style-name="gr3" draw:layer="layout" svg:width="1.55cm" svg:height="0.963cm" svg:x="19.85cm" svg:y="14.8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21.2cm 14.9cm)">
          <draw:text-box>
            <text:p>-a_{i_1}{i_k}</text:p>
          </draw:text-box>
        </draw:frame>
        <draw:frame draw:style-name="gr3" draw:layer="layout" svg:width="1.55cm" svg:height="0.963cm" svg:x="15.098cm" svg:y="16.4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4.05cm 17.413cm)">
          <draw:text-box>
            <text:p>-a_{i_k}{i_1}</text:p>
          </draw:text-box>
        </draw:frame>
        <draw:frame draw:style-name="gr3" draw:layer="layout" svg:width="1.55cm" svg:height="0.963cm" svg:x="22.048cm" svg:y="16.437cm">
          <draw:text-box>
            <text:p>・・・</text:p>
          </draw:text-box>
        </draw:frame>
        <draw:frame draw:style-name="gr3" draw:layer="layout" svg:width="1.55cm" svg:height="0.963cm" svg:x="19.65cm" svg:y="17.637cm">
          <draw:text-box>
            <text:p>・・・</text:p>
          </draw:text-box>
        </draw:frame>
        <draw:frame draw:style-name="gr3" draw:layer="layout" svg:width="1.55cm" svg:height="0.963cm" svg:x="19.548cm" svg:y="16.437cm">
          <draw:text-box>
            <text:p>・・・</text:p>
          </draw:text-box>
        </draw:frame>
        <draw:frame draw:style-name="gr16" draw:layer="layout" svg:width="6.398cm" svg:height="1.26cm" svg:x="21.2cm" svg:y="17.54cm">
          <draw:text-box>
            <text:p>- a_{i_k}{i_k}</text:p>
          </draw:text-box>
        </draw:frame>
        <draw:frame draw:style-name="gr3" draw:layer="layout" svg:width="1.55cm" svg:height="0.963cm" svg:x="19.6cm" svg:y="11.6cm">
          <draw:text-box>
            <text:p>・・・</text:p>
          </draw:text-box>
        </draw:frame>
        <draw:frame draw:style-name="gr3" draw:layer="layout" svg:width="1.55cm" svg:height="0.963cm" svg:x="15.15cm" svg:y="12.837cm">
          <draw:text-box>
            <text:p>・・・</text:p>
          </draw:text-box>
        </draw:frame>
        <draw:frame draw:style-name="gr3" draw:layer="layout" svg:width="1.55cm" svg:height="0.963cm" svg:x="22.1cm" svg:y="12.777cm">
          <draw:text-box>
            <text:p>・・・</text:p>
          </draw:text-box>
        </draw:frame>
        <draw:frame draw:style-name="gr3" draw:layer="layout" svg:width="1.55cm" svg:height="0.963cm" svg:x="19.7cm" svg:y="13.8cm">
          <draw:text-box>
            <text:p>・・・</text:p>
          </draw:text-box>
        </draw:frame>
        <draw:frame draw:style-name="gr3" draw:layer="layout" svg:width="1.55cm" svg:height="0.963cm" svg:x="19.6cm" svg:y="12.77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4.25cm 13.813cm)">
          <draw:text-box>
            <text:p>-a_{j_r}{i_1}</text:p>
          </draw:text-box>
        </draw:frame>
        <draw:frame draw:style-name="gr14" draw:layer="layout" svg:width="3.998cm" svg:height="1.166cm" draw:transform="rotate (0.0031415926535892) translate (21.25cm 13.834cm)">
          <draw:text-box>
            <text:p>-a_{j_r}{i_k}</text:p>
          </draw:text-box>
        </draw:frame>
        <draw:frame draw:style-name="gr15" draw:layer="layout" svg:width="3.998cm" svg:height="1.172cm" draw:transform="rotate (0.0031415926535892) translate (14.05cm 11.428cm)">
          <draw:text-box>
            <text:p>-a_{j_1}{i_1}</text:p>
          </draw:text-box>
        </draw:frame>
        <draw:frame draw:style-name="gr14" draw:layer="layout" svg:width="3.998cm" svg:height="1.166cm" draw:transform="rotate (0.0031415926535892) translate (21.05cm 11.428cm)">
          <draw:text-box>
            <text:p>-a_{j_1}{i_k}</text:p>
          </draw:text-box>
        </draw:frame>
        <draw:line draw:style-name="gr17" draw:text-style-name="P1" draw:layer="layout" svg:x1="2.25cm" svg:y1="14.779cm" svg:x2="27.65cm" svg:y2="14.8cm">
          <text:p/>
        </draw:line>
        <draw:line draw:style-name="gr17" draw:text-style-name="P1" draw:layer="layout" svg:x1="14.05cm" svg:y1="11.6cm" svg:x2="14.05cm" svg:y2="18.2cm">
          <text:p/>
        </draw:line>
        <draw:frame draw:style-name="gr18" draw:layer="layout" svg:width="26.944cm" svg:height="2.31cm" svg:x="0.856cm" svg:y="18.6cm">
          <draw:text-box>
            <text:p>この式で、x_{j_1}...x_{j_r}となる部分を探すと、左上の部分の対角成分がかけられ、かつ、その</text:p>
            <text:p>対角成分のxがかけられたときしかない。(左上の部分でaがかけられると、xがr次に達しない。)</text:p>
            <text:p>左上の対角成分をかけるとすると、残りは右下をかけないと、行列式の計算はできない。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0">
        <office:forms form:automatic-focus="false" form:apply-design-mode="false"/>
        <draw:frame draw:style-name="gr12" draw:layer="layout" svg:width="26.944cm" svg:height="3.725cm" svg:x="0.6cm" svg:y="7.544cm">
          <draw:text-box>
            <text:p>ただし、r+k=n</text:p>
            <text:p>この式から、xたちを変数として、x_{j_1}...x_{j_r}の係数<text:span text:style-name="T1">a_{x_{j_1},...,x_{j_r}}</text:span>を考える。</text:p>
            <text:p>前ページの中段付近の<text:span text:style-name="T1">f_A(x_1, …, xn)</text:span><text:span text:style-name="T1">の</text:span>多項式を考えると、x_{i_1}, …, x_{i_n}を0としても、</text:p>
            <text:p><text:span text:style-name="T1">a_{x_{j_1},...,x_{j_r}}</text:span><text:span text:style-name="T1">は残り、</text:span><text:span text:style-name="T1">x_{j_1}, ...,x_{j_r}</text:span><text:span text:style-name="T1">の多項式になる。当然ながら、この操作で消えるものは</text:span></text:p>
            <text:p><text:span text:style-name="T1">x_{i_1}, …, x_{i_n}</text:span><text:span text:style-name="T1">をかけている項なので、</text:span><text:span text:style-name="T1">x_{j_1}...x_{j_r}</text:span><text:span text:style-name="T1">の係数部分でない。</text:span></text:p>
          </draw:text-box>
        </draw:frame>
        <draw:frame draw:style-name="gr13" draw:layer="layout" svg:width="6.55cm" svg:height="1.06cm" svg:x="0.55cm" svg:y="0.74cm">
          <draw:text-box>
            <text:p>x_{j_1} - a_{j_1}{j_1}</text:p>
          </draw:text-box>
        </draw:frame>
        <draw:frame draw:style-name="gr3" draw:layer="layout" svg:width="1.55cm" svg:height="0.963cm" svg:x="6.65cm" svg:y="0.837cm">
          <draw:text-box>
            <text:p>・・・</text:p>
          </draw:text-box>
        </draw:frame>
        <draw:frame draw:style-name="gr14" draw:layer="layout" svg:width="3.998cm" svg:height="1.166cm" draw:transform="rotate (0.0031415926535892) translate (8.8cm 0.84cm)">
          <draw:text-box>
            <text:p>-a_{j_1}{j_r}</text:p>
          </draw:text-box>
        </draw:frame>
        <draw:frame draw:style-name="gr3" draw:layer="layout" svg:width="1.55cm" svg:height="0.963cm" svg:x="3.05cm" svg:y="2.037cm">
          <draw:text-box>
            <text:p>・・・</text:p>
          </draw:text-box>
        </draw:frame>
        <draw:line draw:style-name="gr6" draw:text-style-name="P1" draw:layer="layout" svg:x1="0.6cm" svg:y1="0.837cm" svg:x2="0.55cm" svg:y2="7.4cm">
          <text:p/>
        </draw:line>
        <draw:line draw:style-name="gr6" draw:text-style-name="P1" draw:layer="layout" svg:x1="27.4cm" svg:y1="0.6cm" svg:x2="27.4cm" svg:y2="7.8cm">
          <text:p/>
        </draw:line>
        <draw:frame draw:style-name="gr14" draw:layer="layout" svg:width="3.998cm" svg:height="1.166cm" draw:transform="rotate (0.0031415926535892) translate (1.8cm 2.813cm)">
          <draw:text-box>
            <text:p>-a_{j_r}{j_1}</text:p>
          </draw:text-box>
        </draw:frame>
        <draw:frame draw:style-name="gr2" draw:layer="layout" svg:width="6.15cm" svg:height="1.675cm" svg:x="7.85cm" svg:y="3cm">
          <draw:text-box>
            <text:p>x_{j_r} - a_{j_r}{j_r}</text:p>
          </draw:text-box>
        </draw:frame>
        <draw:frame draw:style-name="gr3" draw:layer="layout" svg:width="1.55cm" svg:height="0.963cm" svg:x="10cm" svg:y="1.977cm">
          <draw:text-box>
            <text:p>・・・</text:p>
          </draw:text-box>
        </draw:frame>
        <draw:frame draw:style-name="gr3" draw:layer="layout" svg:width="1.55cm" svg:height="0.963cm" svg:x="6.6cm" svg:y="3.037cm">
          <draw:text-box>
            <text:p>・・・</text:p>
          </draw:text-box>
        </draw:frame>
        <draw:frame draw:style-name="gr3" draw:layer="layout" svg:width="1.55cm" svg:height="0.963cm" svg:x="6.7cm" svg:y="1.977cm">
          <draw:text-box>
            <text:p>・・・</text:p>
          </draw:text-box>
        </draw:frame>
        <draw:frame draw:style-name="gr15" draw:layer="layout" svg:width="3.998cm" svg:height="1.172cm" draw:transform="rotate (0.0031415926535892) translate (1.798cm 4.034cm)">
          <draw:text-box>
            <text:p>-a_{i_1}{j_1}</text:p>
          </draw:text-box>
        </draw:frame>
        <draw:frame draw:style-name="gr3" draw:layer="layout" svg:width="1.55cm" svg:height="0.963cm" svg:x="6.5cm" svg:y="4.4cm">
          <draw:text-box>
            <text:p>・・・</text:p>
          </draw:text-box>
        </draw:frame>
        <draw:frame draw:style-name="gr3" draw:layer="layout" svg:width="1.55cm" svg:height="0.963cm" svg:x="2.9cm" svg:y="5.6cm">
          <draw:text-box>
            <text:p>・・・</text:p>
          </draw:text-box>
        </draw:frame>
        <draw:frame draw:style-name="gr3" draw:layer="layout" svg:width="1.55cm" svg:height="0.963cm" svg:x="9.85cm" svg:y="5.54cm">
          <draw:text-box>
            <text:p>・・・</text:p>
          </draw:text-box>
        </draw:frame>
        <draw:frame draw:style-name="gr3" draw:layer="layout" svg:width="1.55cm" svg:height="0.963cm" svg:x="6.45cm" svg:y="6.6cm">
          <draw:text-box>
            <text:p>・・・</text:p>
          </draw:text-box>
        </draw:frame>
        <draw:frame draw:style-name="gr3" draw:layer="layout" svg:width="1.55cm" svg:height="0.963cm" svg:x="6.55cm" svg:y="5.54cm">
          <draw:text-box>
            <text:p>・・・</text:p>
          </draw:text-box>
        </draw:frame>
        <draw:frame draw:style-name="gr14" draw:layer="layout" svg:width="3.998cm" svg:height="1.166cm" draw:transform="rotate (0.0031415926535892) translate (1.8cm 6.613cm)">
          <draw:text-box>
            <text:p>-a_{i_k}{j_1}</text:p>
          </draw:text-box>
        </draw:frame>
        <draw:frame draw:style-name="gr14" draw:layer="layout" svg:width="3.998cm" svg:height="1.166cm" draw:transform="rotate (0.0031415926535892) translate (8.798cm 4.034cm)">
          <draw:text-box>
            <text:p>-a_{i_1}{j_r}</text:p>
          </draw:text-box>
        </draw:frame>
        <draw:frame draw:style-name="gr14" draw:layer="layout" svg:width="3.998cm" svg:height="1.166cm" draw:transform="rotate (0.0031415926535892) translate (8.8cm 6.634cm)">
          <draw:text-box>
            <text:p>-a_{i_k}{j_r}</text:p>
          </draw:text-box>
        </draw:frame>
        <draw:frame draw:style-name="gr2" draw:layer="layout" svg:width="6.55cm" svg:height="1.675cm" svg:x="13.65cm" svg:y="3.962cm">
          <draw:text-box>
            <text:p>x_{i_1} - a_{i_1}{i_1}</text:p>
          </draw:text-box>
        </draw:frame>
        <draw:frame draw:style-name="gr3" draw:layer="layout" svg:width="1.55cm" svg:height="0.963cm" svg:x="19.6cm" svg:y="4.0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20.95cm 4.1cm)">
          <draw:text-box>
            <text:p>-a_{i_1}{i_k}</text:p>
          </draw:text-box>
        </draw:frame>
        <draw:frame draw:style-name="gr3" draw:layer="layout" svg:width="1.55cm" svg:height="0.963cm" svg:x="14.848cm" svg:y="5.6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3.8cm 6.613cm)">
          <draw:text-box>
            <text:p>-a_{i_k}{i_1}</text:p>
          </draw:text-box>
        </draw:frame>
        <draw:frame draw:style-name="gr3" draw:layer="layout" svg:width="1.55cm" svg:height="0.963cm" svg:x="21.798cm" svg:y="5.637cm">
          <draw:text-box>
            <text:p>・・・</text:p>
          </draw:text-box>
        </draw:frame>
        <draw:frame draw:style-name="gr3" draw:layer="layout" svg:width="1.55cm" svg:height="0.963cm" svg:x="19.4cm" svg:y="6.837cm">
          <draw:text-box>
            <text:p>・・・</text:p>
          </draw:text-box>
        </draw:frame>
        <draw:frame draw:style-name="gr3" draw:layer="layout" svg:width="1.55cm" svg:height="0.963cm" svg:x="19.298cm" svg:y="5.637cm">
          <draw:text-box>
            <text:p>・・・</text:p>
          </draw:text-box>
        </draw:frame>
        <draw:frame draw:style-name="gr16" draw:layer="layout" svg:width="6.398cm" svg:height="1.26cm" svg:x="20.602cm" svg:y="6.74cm">
          <draw:text-box>
            <text:p>x_{i_k} - a_{i_k}{i_k}</text:p>
          </draw:text-box>
        </draw:frame>
        <draw:frame draw:style-name="gr3" draw:layer="layout" svg:width="1.55cm" svg:height="0.963cm" svg:x="19.35cm" svg:y="0.8cm">
          <draw:text-box>
            <text:p>・・・</text:p>
          </draw:text-box>
        </draw:frame>
        <draw:frame draw:style-name="gr3" draw:layer="layout" svg:width="1.55cm" svg:height="0.963cm" svg:x="14.9cm" svg:y="2.037cm">
          <draw:text-box>
            <text:p>・・・</text:p>
          </draw:text-box>
        </draw:frame>
        <draw:frame draw:style-name="gr3" draw:layer="layout" svg:width="1.55cm" svg:height="0.963cm" svg:x="21.85cm" svg:y="1.977cm">
          <draw:text-box>
            <text:p>・・・</text:p>
          </draw:text-box>
        </draw:frame>
        <draw:frame draw:style-name="gr3" draw:layer="layout" svg:width="1.55cm" svg:height="0.963cm" svg:x="19.45cm" svg:y="3cm">
          <draw:text-box>
            <text:p>・・・</text:p>
          </draw:text-box>
        </draw:frame>
        <draw:frame draw:style-name="gr3" draw:layer="layout" svg:width="1.55cm" svg:height="0.963cm" svg:x="19.35cm" svg:y="1.97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4cm 3.013cm)">
          <draw:text-box>
            <text:p>-a_{j_r}{i_1}</text:p>
          </draw:text-box>
        </draw:frame>
        <draw:frame draw:style-name="gr14" draw:layer="layout" svg:width="3.998cm" svg:height="1.166cm" draw:transform="rotate (0.0031415926535892) translate (21cm 3.034cm)">
          <draw:text-box>
            <text:p>-a_{j_r}{i_k}</text:p>
          </draw:text-box>
        </draw:frame>
        <draw:frame draw:style-name="gr15" draw:layer="layout" svg:width="3.998cm" svg:height="1.172cm" draw:transform="rotate (0.0031415926535892) translate (13.8cm 0.628cm)">
          <draw:text-box>
            <text:p>-a_{j_1}{i_1}</text:p>
          </draw:text-box>
        </draw:frame>
        <draw:frame draw:style-name="gr14" draw:layer="layout" svg:width="3.998cm" svg:height="1.166cm" draw:transform="rotate (0.0031415926535892) translate (20.8cm 0.628cm)">
          <draw:text-box>
            <text:p>-a_{j_1}{i_k}</text:p>
          </draw:text-box>
        </draw:frame>
        <draw:line draw:style-name="gr17" draw:text-style-name="P1" draw:layer="layout" svg:x1="2cm" svg:y1="3.979cm" svg:x2="27.4cm" svg:y2="4cm">
          <text:p/>
        </draw:line>
        <draw:line draw:style-name="gr17" draw:text-style-name="P1" draw:layer="layout" svg:x1="13.8cm" svg:y1="0.8cm" svg:x2="13.8cm" svg:y2="7.4cm">
          <text:p/>
        </draw:line>
        <draw:frame draw:style-name="gr13" draw:layer="layout" svg:width="6.55cm" svg:height="1.06cm" svg:x="0.8cm" svg:y="11.54cm">
          <draw:text-box>
            <text:p>x_{j_1} - a_{j_1}{j_1}</text:p>
          </draw:text-box>
        </draw:frame>
        <draw:frame draw:style-name="gr3" draw:layer="layout" svg:width="1.55cm" svg:height="0.963cm" svg:x="6.9cm" svg:y="11.637cm">
          <draw:text-box>
            <text:p>・・・</text:p>
          </draw:text-box>
        </draw:frame>
        <draw:frame draw:style-name="gr14" draw:layer="layout" svg:width="3.998cm" svg:height="1.166cm" draw:transform="rotate (0.0031415926535892) translate (9.05cm 11.64cm)">
          <draw:text-box>
            <text:p>-a_{j_1}{j_r}</text:p>
          </draw:text-box>
        </draw:frame>
        <draw:frame draw:style-name="gr3" draw:layer="layout" svg:width="1.55cm" svg:height="0.963cm" svg:x="3.3cm" svg:y="12.837cm">
          <draw:text-box>
            <text:p>・・・</text:p>
          </draw:text-box>
        </draw:frame>
        <draw:line draw:style-name="gr6" draw:text-style-name="P1" draw:layer="layout" svg:x1="0.85cm" svg:y1="11.637cm" svg:x2="0.8cm" svg:y2="18.2cm">
          <text:p/>
        </draw:line>
        <draw:line draw:style-name="gr6" draw:text-style-name="P1" draw:layer="layout" svg:x1="27.65cm" svg:y1="11.4cm" svg:x2="27.65cm" svg:y2="18.6cm">
          <text:p/>
        </draw:line>
        <draw:frame draw:style-name="gr14" draw:layer="layout" svg:width="3.998cm" svg:height="1.166cm" draw:transform="rotate (0.0031415926535892) translate (2.05cm 13.613cm)">
          <draw:text-box>
            <text:p>-a_{j_r}{j_1}</text:p>
          </draw:text-box>
        </draw:frame>
        <draw:frame draw:style-name="gr2" draw:layer="layout" svg:width="6.15cm" svg:height="1.675cm" svg:x="8.1cm" svg:y="13.8cm">
          <draw:text-box>
            <text:p>x_{j_r} - a_{j_r}{j_r}</text:p>
          </draw:text-box>
        </draw:frame>
        <draw:frame draw:style-name="gr3" draw:layer="layout" svg:width="1.55cm" svg:height="0.963cm" svg:x="10.25cm" svg:y="12.777cm">
          <draw:text-box>
            <text:p>・・・</text:p>
          </draw:text-box>
        </draw:frame>
        <draw:frame draw:style-name="gr3" draw:layer="layout" svg:width="1.55cm" svg:height="0.963cm" svg:x="6.85cm" svg:y="13.837cm">
          <draw:text-box>
            <text:p>・・・</text:p>
          </draw:text-box>
        </draw:frame>
        <draw:frame draw:style-name="gr3" draw:layer="layout" svg:width="1.55cm" svg:height="0.963cm" svg:x="6.95cm" svg:y="12.777cm">
          <draw:text-box>
            <text:p>・・・</text:p>
          </draw:text-box>
        </draw:frame>
        <draw:frame draw:style-name="gr15" draw:layer="layout" svg:width="3.998cm" svg:height="1.172cm" draw:transform="rotate (0.0031415926535892) translate (2.048cm 14.834cm)">
          <draw:text-box>
            <text:p>-a_{i_1}{j_1}</text:p>
          </draw:text-box>
        </draw:frame>
        <draw:frame draw:style-name="gr3" draw:layer="layout" svg:width="1.55cm" svg:height="0.963cm" svg:x="6.75cm" svg:y="15.2cm">
          <draw:text-box>
            <text:p>・・・</text:p>
          </draw:text-box>
        </draw:frame>
        <draw:frame draw:style-name="gr3" draw:layer="layout" svg:width="1.55cm" svg:height="0.963cm" svg:x="3.15cm" svg:y="16.4cm">
          <draw:text-box>
            <text:p>・・・</text:p>
          </draw:text-box>
        </draw:frame>
        <draw:frame draw:style-name="gr3" draw:layer="layout" svg:width="1.55cm" svg:height="0.963cm" svg:x="10.1cm" svg:y="16.34cm">
          <draw:text-box>
            <text:p>・・・</text:p>
          </draw:text-box>
        </draw:frame>
        <draw:frame draw:style-name="gr3" draw:layer="layout" svg:width="1.55cm" svg:height="0.963cm" svg:x="6.7cm" svg:y="17.4cm">
          <draw:text-box>
            <text:p>・・・</text:p>
          </draw:text-box>
        </draw:frame>
        <draw:frame draw:style-name="gr3" draw:layer="layout" svg:width="1.55cm" svg:height="0.963cm" svg:x="6.8cm" svg:y="16.34cm">
          <draw:text-box>
            <text:p>・・・</text:p>
          </draw:text-box>
        </draw:frame>
        <draw:frame draw:style-name="gr14" draw:layer="layout" svg:width="3.998cm" svg:height="1.166cm" draw:transform="rotate (0.0031415926535892) translate (2.05cm 17.413cm)">
          <draw:text-box>
            <text:p>-a_{i_k}{j_1}</text:p>
          </draw:text-box>
        </draw:frame>
        <draw:frame draw:style-name="gr14" draw:layer="layout" svg:width="3.998cm" svg:height="1.166cm" draw:transform="rotate (0.0031415926535892) translate (9.048cm 14.834cm)">
          <draw:text-box>
            <text:p>-a_{i_1}{j_r}</text:p>
          </draw:text-box>
        </draw:frame>
        <draw:frame draw:style-name="gr14" draw:layer="layout" svg:width="3.998cm" svg:height="1.166cm" draw:transform="rotate (0.0031415926535892) translate (9.05cm 17.434cm)">
          <draw:text-box>
            <text:p>-a_{i_k}{j_r}</text:p>
          </draw:text-box>
        </draw:frame>
        <draw:frame draw:style-name="gr2" draw:layer="layout" svg:width="6.55cm" svg:height="1.675cm" svg:x="13.9cm" svg:y="14.762cm">
          <draw:text-box>
            <text:p>- a_{i_1}{i_1}</text:p>
          </draw:text-box>
        </draw:frame>
        <draw:frame draw:style-name="gr3" draw:layer="layout" svg:width="1.55cm" svg:height="0.963cm" svg:x="19.85cm" svg:y="14.8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21.2cm 14.9cm)">
          <draw:text-box>
            <text:p>-a_{i_1}{i_k}</text:p>
          </draw:text-box>
        </draw:frame>
        <draw:frame draw:style-name="gr3" draw:layer="layout" svg:width="1.55cm" svg:height="0.963cm" svg:x="15.098cm" svg:y="16.4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4.05cm 17.413cm)">
          <draw:text-box>
            <text:p>-a_{i_k}{i_1}</text:p>
          </draw:text-box>
        </draw:frame>
        <draw:frame draw:style-name="gr3" draw:layer="layout" svg:width="1.55cm" svg:height="0.963cm" svg:x="22.048cm" svg:y="16.437cm">
          <draw:text-box>
            <text:p>・・・</text:p>
          </draw:text-box>
        </draw:frame>
        <draw:frame draw:style-name="gr3" draw:layer="layout" svg:width="1.55cm" svg:height="0.963cm" svg:x="19.65cm" svg:y="17.637cm">
          <draw:text-box>
            <text:p>・・・</text:p>
          </draw:text-box>
        </draw:frame>
        <draw:frame draw:style-name="gr3" draw:layer="layout" svg:width="1.55cm" svg:height="0.963cm" svg:x="19.548cm" svg:y="16.437cm">
          <draw:text-box>
            <text:p>・・・</text:p>
          </draw:text-box>
        </draw:frame>
        <draw:frame draw:style-name="gr16" draw:layer="layout" svg:width="6.398cm" svg:height="1.26cm" svg:x="21.2cm" svg:y="17.54cm">
          <draw:text-box>
            <text:p>- a_{i_k}{i_k}</text:p>
          </draw:text-box>
        </draw:frame>
        <draw:frame draw:style-name="gr3" draw:layer="layout" svg:width="1.55cm" svg:height="0.963cm" svg:x="19.6cm" svg:y="11.6cm">
          <draw:text-box>
            <text:p>・・・</text:p>
          </draw:text-box>
        </draw:frame>
        <draw:frame draw:style-name="gr3" draw:layer="layout" svg:width="1.55cm" svg:height="0.963cm" svg:x="15.15cm" svg:y="12.837cm">
          <draw:text-box>
            <text:p>・・・</text:p>
          </draw:text-box>
        </draw:frame>
        <draw:frame draw:style-name="gr3" draw:layer="layout" svg:width="1.55cm" svg:height="0.963cm" svg:x="22.1cm" svg:y="12.777cm">
          <draw:text-box>
            <text:p>・・・</text:p>
          </draw:text-box>
        </draw:frame>
        <draw:frame draw:style-name="gr3" draw:layer="layout" svg:width="1.55cm" svg:height="0.963cm" svg:x="19.7cm" svg:y="13.8cm">
          <draw:text-box>
            <text:p>・・・</text:p>
          </draw:text-box>
        </draw:frame>
        <draw:frame draw:style-name="gr3" draw:layer="layout" svg:width="1.55cm" svg:height="0.963cm" svg:x="19.6cm" svg:y="12.77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4.25cm 13.813cm)">
          <draw:text-box>
            <text:p>-a_{j_r}{i_1}</text:p>
          </draw:text-box>
        </draw:frame>
        <draw:frame draw:style-name="gr14" draw:layer="layout" svg:width="3.998cm" svg:height="1.166cm" draw:transform="rotate (0.0031415926535892) translate (21.25cm 13.834cm)">
          <draw:text-box>
            <text:p>-a_{j_r}{i_k}</text:p>
          </draw:text-box>
        </draw:frame>
        <draw:frame draw:style-name="gr15" draw:layer="layout" svg:width="3.998cm" svg:height="1.172cm" draw:transform="rotate (0.0031415926535892) translate (14.05cm 11.428cm)">
          <draw:text-box>
            <text:p>-a_{j_1}{i_1}</text:p>
          </draw:text-box>
        </draw:frame>
        <draw:frame draw:style-name="gr14" draw:layer="layout" svg:width="3.998cm" svg:height="1.166cm" draw:transform="rotate (0.0031415926535892) translate (21.05cm 11.428cm)">
          <draw:text-box>
            <text:p>-a_{j_1}{i_k}</text:p>
          </draw:text-box>
        </draw:frame>
        <draw:line draw:style-name="gr17" draw:text-style-name="P1" draw:layer="layout" svg:x1="2.25cm" svg:y1="14.779cm" svg:x2="27.65cm" svg:y2="14.8cm">
          <text:p/>
        </draw:line>
        <draw:line draw:style-name="gr17" draw:text-style-name="P1" draw:layer="layout" svg:x1="14.05cm" svg:y1="11.6cm" svg:x2="14.05cm" svg:y2="18.2cm">
          <text:p/>
        </draw:line>
        <draw:frame draw:style-name="gr18" draw:layer="layout" svg:width="26.944cm" svg:height="2.31cm" svg:x="0.856cm" svg:y="18.6cm">
          <draw:text-box>
            <text:p>この式で、x_{j_1}...x_{j_r}となる部分を探すと、左上の部分の対角成分がかけられ、かつ、その</text:p>
            <text:p>対角成分のxがかけられたときしかない。(左上の部分でaがかけられると、xがr次に達しない。)</text:p>
            <text:p>左上の対角成分をかけるとすると、残りは右下をかけないと、行列式の計算はできない。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frame draw:style-name="gr19" draw:layer="layout" svg:width="26.982cm" svg:height="2.867cm" svg:x="0.836cm" svg:y="1.2cm">
          <draw:text-box>
            <text:p>そのため、左上の非対角成分及び、左下、右上は無視でき、<text:span text:style-name="T1">a_{x_{j_1},...,x_{j_r}}</text:span><text:span text:style-name="T1">　</text:span><text:span text:style-name="T1">x_{j_1}...x_{j_r}</text:span>は</text:p>
            <text:p>以下の式になる。</text:p>
            <text:p/>
            <text:p><text:span text:style-name="T1">a_{x_{j_1},...,x_{j_r}}</text:span><text:span text:style-name="T1">　</text:span><text:span text:style-name="T1">x_{j_1}...x_{j_r}</text:span><text:span text:style-name="T1">　</text:span><text:span text:style-name="T1">=</text:span></text:p>
          </draw:text-box>
        </draw:frame>
        <draw:frame draw:style-name="gr5" draw:layer="layout" svg:width="2.8cm" svg:height="1cm" svg:x="3.8cm" svg:y="4cm">
          <draw:text-box>
            <text:p>x_{j_1}</text:p>
          </draw:text-box>
        </draw:frame>
        <draw:frame draw:style-name="gr3" draw:layer="layout" svg:width="1.55cm" svg:height="0.963cm" svg:x="8.05cm" svg:y="4.237cm">
          <draw:text-box>
            <text:p>・・・</text:p>
          </draw:text-box>
        </draw:frame>
        <draw:frame draw:style-name="gr14" draw:layer="layout" svg:width="0.999cm" svg:height="1.166cm" draw:transform="rotate (0.0031415926535892) translate (11.6cm 4.203cm)">
          <draw:text-box>
            <text:p>0</text:p>
          </draw:text-box>
        </draw:frame>
        <draw:frame draw:style-name="gr3" draw:layer="layout" svg:width="1.55cm" svg:height="0.963cm" svg:x="4.45cm" svg:y="5.437cm">
          <draw:text-box>
            <text:p>・・・</text:p>
          </draw:text-box>
        </draw:frame>
        <draw:line draw:style-name="gr6" draw:text-style-name="P1" draw:layer="layout" svg:x1="2.85cm" svg:y1="4.237cm" svg:x2="2.8cm" svg:y2="10.8cm">
          <text:p/>
        </draw:line>
        <draw:line draw:style-name="gr6" draw:text-style-name="P1" draw:layer="layout" svg:x1="27.2cm" svg:y1="4.2cm" svg:x2="27.2cm" svg:y2="11.4cm">
          <text:p/>
        </draw:line>
        <draw:frame draw:style-name="gr14" draw:layer="layout" svg:width="1.198cm" svg:height="1.166cm" draw:transform="rotate (0.0031415926535892) translate (4.598cm 6.213cm)">
          <draw:text-box>
            <text:p>0</text:p>
          </draw:text-box>
        </draw:frame>
        <draw:frame draw:style-name="gr20" draw:layer="layout" svg:width="3.2cm" svg:height="1.039cm" svg:x="10.8cm" svg:y="6.34cm">
          <draw:text-box>
            <text:p>x_{j_r}</text:p>
          </draw:text-box>
        </draw:frame>
        <draw:frame draw:style-name="gr3" draw:layer="layout" svg:width="1.55cm" svg:height="0.963cm" svg:x="11.4cm" svg:y="5.377cm">
          <draw:text-box>
            <text:p>・・・</text:p>
          </draw:text-box>
        </draw:frame>
        <draw:frame draw:style-name="gr3" draw:layer="layout" svg:width="1.55cm" svg:height="0.963cm" svg:x="8cm" svg:y="6.437cm">
          <draw:text-box>
            <text:p>・・・</text:p>
          </draw:text-box>
        </draw:frame>
        <draw:frame draw:style-name="gr3" draw:layer="layout" svg:width="1.55cm" svg:height="0.963cm" svg:x="8.1cm" svg:y="5.377cm">
          <draw:text-box>
            <text:p>・・・</text:p>
          </draw:text-box>
        </draw:frame>
        <draw:frame draw:style-name="gr21" draw:text-style-name="P2" draw:layer="layout" svg:width="1.55cm" svg:height="1.826cm" svg:x="7.85cm" svg:y="8.2cm">
          <draw:text-box>
            <text:p><text:span text:style-name="T2">0</text:span></text:p>
          </draw:text-box>
        </draw:frame>
        <draw:frame draw:style-name="gr16" draw:layer="layout" svg:width="4.95cm" svg:height="1.26cm" svg:x="15.2cm" svg:y="7.4cm">
          <draw:text-box>
            <text:p>- a_{i_1}{i_1}</text:p>
          </draw:text-box>
        </draw:frame>
        <draw:frame draw:style-name="gr3" draw:layer="layout" svg:width="1.55cm" svg:height="0.963cm" svg:x="20.2cm" svg:y="7.4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22.35cm 7.5cm)">
          <draw:text-box>
            <text:p>-a_{i_1}{i_k}</text:p>
          </draw:text-box>
        </draw:frame>
        <draw:frame draw:style-name="gr3" draw:layer="layout" svg:width="1.55cm" svg:height="0.963cm" svg:x="16.248cm" svg:y="9.0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5.2cm 10.013cm)">
          <draw:text-box>
            <text:p>-a_{i_k}{i_1}</text:p>
          </draw:text-box>
        </draw:frame>
        <draw:frame draw:style-name="gr3" draw:layer="layout" svg:width="1.55cm" svg:height="0.963cm" svg:x="23.198cm" svg:y="9.037cm">
          <draw:text-box>
            <text:p>・・・</text:p>
          </draw:text-box>
        </draw:frame>
        <draw:frame draw:style-name="gr3" draw:layer="layout" svg:width="1.55cm" svg:height="0.963cm" svg:x="20cm" svg:y="10.237cm">
          <draw:text-box>
            <text:p>・・・</text:p>
          </draw:text-box>
        </draw:frame>
        <draw:frame draw:style-name="gr3" draw:layer="layout" svg:width="1.55cm" svg:height="0.963cm" svg:x="19.898cm" svg:y="9.037cm">
          <draw:text-box>
            <text:p>・・・</text:p>
          </draw:text-box>
        </draw:frame>
        <draw:frame draw:style-name="gr16" draw:layer="layout" svg:width="4.95cm" svg:height="1.26cm" svg:x="22.002cm" svg:y="10.14cm">
          <draw:text-box>
            <text:p>- a_{i_k}{i_k}</text:p>
          </draw:text-box>
        </draw:frame>
        <draw:line draw:style-name="gr17" draw:text-style-name="P1" draw:layer="layout" svg:x1="3.4cm" svg:y1="7.379cm" svg:x2="26cm" svg:y2="7.487cm">
          <text:p/>
        </draw:line>
        <draw:line draw:style-name="gr17" draw:text-style-name="P1" draw:layer="layout" svg:x1="14.6cm" svg:y1="4.2cm" svg:x2="14.6cm" svg:y2="10.8cm">
          <text:p/>
        </draw:line>
        <draw:frame draw:style-name="gr21" draw:text-style-name="P2" draw:layer="layout" svg:width="1.55cm" svg:height="1.826cm" svg:x="7.85cm" svg:y="8.2cm">
          <draw:text-box>
            <text:p><text:span text:style-name="T2">0</text:span></text:p>
          </draw:text-box>
        </draw:frame>
        <draw:frame draw:style-name="gr21" draw:text-style-name="P2" draw:layer="layout" svg:width="1.55cm" svg:height="1.826cm" svg:x="20.45cm" svg:y="4.6cm">
          <draw:text-box>
            <text:p><text:span text:style-name="T2">0</text:span></text:p>
          </draw:text-box>
        </draw:frame>
        <draw:frame draw:style-name="gr22" draw:layer="layout" svg:width="7.322cm" svg:height="0.963cm" svg:x="2.2cm" svg:y="12.837cm">
          <draw:text-box>
            <text:p>=x_{j_1}...x_{j_r} * (-1)^k</text:p>
          </draw:text-box>
        </draw:frame>
        <draw:frame draw:style-name="gr16" draw:layer="layout" svg:width="4.95cm" svg:height="1.26cm" svg:x="9.728cm" svg:y="11.6cm">
          <draw:text-box>
            <text:p><text:s/>a_{i_1}{i_1}</text:p>
          </draw:text-box>
        </draw:frame>
        <draw:frame draw:style-name="gr3" draw:layer="layout" svg:width="1.55cm" svg:height="0.963cm" svg:x="14.728cm" svg:y="11.6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6.878cm 11.7cm)">
          <draw:text-box>
            <text:p>a_{i_1}{i_k}</text:p>
          </draw:text-box>
        </draw:frame>
        <draw:frame draw:style-name="gr3" draw:layer="layout" svg:width="1.55cm" svg:height="0.963cm" svg:x="10.776cm" svg:y="13.2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9.728cm 14.213cm)">
          <draw:text-box>
            <text:p>a_{i_k}{i_1}</text:p>
          </draw:text-box>
        </draw:frame>
        <draw:frame draw:style-name="gr3" draw:layer="layout" svg:width="1.55cm" svg:height="0.963cm" svg:x="17.726cm" svg:y="13.237cm">
          <draw:text-box>
            <text:p>・・・</text:p>
          </draw:text-box>
        </draw:frame>
        <draw:frame draw:style-name="gr3" draw:layer="layout" svg:width="1.55cm" svg:height="0.963cm" svg:x="14.528cm" svg:y="14.437cm">
          <draw:text-box>
            <text:p>・・・</text:p>
          </draw:text-box>
        </draw:frame>
        <draw:frame draw:style-name="gr3" draw:layer="layout" svg:width="1.55cm" svg:height="0.963cm" svg:x="14.426cm" svg:y="13.237cm">
          <draw:text-box>
            <text:p>・・・</text:p>
          </draw:text-box>
        </draw:frame>
        <draw:frame draw:style-name="gr16" draw:layer="layout" svg:width="4.95cm" svg:height="1.26cm" svg:x="17cm" svg:y="14.34cm">
          <draw:text-box>
            <text:p>a_{i_k}{i_k}</text:p>
          </draw:text-box>
        </draw:frame>
        <draw:line draw:style-name="gr6" draw:text-style-name="P1" draw:layer="layout" svg:x1="20.978cm" svg:y1="11.2cm" svg:x2="20.978cm" svg:y2="15.4cm">
          <text:p/>
        </draw:line>
        <draw:line draw:style-name="gr6" draw:text-style-name="P1" draw:layer="layout" svg:x1="9.68cm" svg:y1="11.179cm" svg:x2="9.68cm" svg:y2="15.379cm">
          <text:p/>
        </draw:line>
        <draw:frame draw:style-name="gr23" draw:layer="layout" svg:width="27.134cm" svg:height="3.571cm" svg:x="0.466cm" svg:y="15.429cm">
          <draw:text-box>
            <text:p>さて、1ページ目に戻って、xの違いをなくすと、求めたいa_rは<text:span text:style-name="T1">Σ_{j_1 &lt; ...&lt; j_r} a_{x_{j_1},...,x_{j_r}}</text:span><text:span text:style-name="T1">に</text:span></text:p>
            <text:p><text:span text:style-name="T1">なる。また、</text:span><text:span text:style-name="T1">j_1, …, j_r</text:span><text:span text:style-name="T1">と</text:span><text:span text:style-name="T1">i_1, …, i_k(</text:span><text:span text:style-name="T1">ただし、</text:span><text:span text:style-name="T1">r+k=n)</text:span><text:span text:style-name="T1">は</text:span><text:span text:style-name="T1">1,..., n</text:span><text:span text:style-name="T1">を一回ずつ割り当てたものだから、</text:span><text:span text:style-name="T1">j_1,...j_r</text:span><text:span text:style-name="T1">を</text:span></text:p>
            <text:p><text:span text:style-name="T1">決めると自ずから</text:span><text:span text:style-name="T1">i_1, …, i_k</text:span><text:span text:style-name="T1">が決まる。一組の組み合わせに対して、</text:span><text:span text:style-name="T1">1</text:span><text:span text:style-name="T1">回ずつ足すことを保証するために、</text:span></text:p>
            <text:p><text:span text:style-name="T1">Σ_{j_1 &lt; … &lt; j_r}</text:span><text:span text:style-name="T1">としていたが、これは</text:span><text:span text:style-name="T1">Σ_{i_1 &lt; … &lt; i_k</text:span><text:span text:style-name="T1">と同義になる</text:span><text:span text:style-name="T1">}</text:span></text:p>
            <text:p><text:span text:style-name="T1">よって、</text:span></text:p>
          </draw:text-box>
        </draw:frame>
        <draw:frame draw:style-name="gr14" draw:layer="layout" svg:width="3.998cm" svg:height="1.166cm" draw:transform="rotate (0.0031415926535892) translate (16.878cm 11.701cm)">
          <draw:text-box>
            <text:p>a_{i_1}{i_k}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frame draw:style-name="gr24" draw:layer="layout" svg:width="26.964cm" svg:height="1cm" svg:x="0.6cm" svg:y="1cm">
          <draw:text-box>
            <text:p><text:span text:style-name="T1">a_k = Σ_{j_1 &lt; … &lt; j_r}</text:span><text:span text:style-name="T1">　</text:span><text:span text:style-name="T1">a_{x_{j_1},...,x_{j_r}}=</text:span></text:p>
          </draw:text-box>
        </draw:frame>
        <draw:frame draw:style-name="gr25" draw:layer="layout" svg:width="7.61cm" svg:height="0.963cm" svg:x="1.8cm" svg:y="3.8cm">
          <draw:text-box>
            <text:p>=<text:span text:style-name="T1">Σ_{j_1 &lt; … &lt; j_r}</text:span> * (-1)^k</text:p>
          </draw:text-box>
        </draw:frame>
        <draw:frame draw:style-name="gr16" draw:layer="layout" svg:width="4.95cm" svg:height="1.26cm" svg:x="11.528cm" svg:y="2.4cm">
          <draw:text-box>
            <text:p><text:s/>a_{i_1}{i_1}</text:p>
          </draw:text-box>
        </draw:frame>
        <draw:frame draw:style-name="gr3" draw:layer="layout" svg:width="1.55cm" svg:height="0.963cm" svg:x="16.528cm" svg:y="2.4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8.678cm 2.5cm)">
          <draw:text-box>
            <text:p>a_{i_1}{i_k}</text:p>
          </draw:text-box>
        </draw:frame>
        <draw:frame draw:style-name="gr3" draw:layer="layout" svg:width="1.55cm" svg:height="0.963cm" svg:x="12.576cm" svg:y="4.0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1.528cm 5.013cm)">
          <draw:text-box>
            <text:p>a_{i_k}{i_1}</text:p>
          </draw:text-box>
        </draw:frame>
        <draw:frame draw:style-name="gr3" draw:layer="layout" svg:width="1.55cm" svg:height="0.963cm" svg:x="19.526cm" svg:y="4.037cm">
          <draw:text-box>
            <text:p>・・・</text:p>
          </draw:text-box>
        </draw:frame>
        <draw:frame draw:style-name="gr3" draw:layer="layout" svg:width="1.55cm" svg:height="0.963cm" svg:x="16.328cm" svg:y="5.237cm">
          <draw:text-box>
            <text:p>・・・</text:p>
          </draw:text-box>
        </draw:frame>
        <draw:frame draw:style-name="gr3" draw:layer="layout" svg:width="1.55cm" svg:height="0.963cm" svg:x="16.226cm" svg:y="4.037cm">
          <draw:text-box>
            <text:p>・・・</text:p>
          </draw:text-box>
        </draw:frame>
        <draw:frame draw:style-name="gr16" draw:layer="layout" svg:width="4.95cm" svg:height="1.26cm" svg:x="18.8cm" svg:y="5.14cm">
          <draw:text-box>
            <text:p>a_{i_k}{i_k}</text:p>
          </draw:text-box>
        </draw:frame>
        <draw:line draw:style-name="gr6" draw:text-style-name="P1" draw:layer="layout" svg:x1="22.778cm" svg:y1="2cm" svg:x2="22.778cm" svg:y2="6.2cm">
          <text:p/>
        </draw:line>
        <draw:frame draw:style-name="gr14" draw:layer="layout" svg:width="3.998cm" svg:height="1.166cm" draw:transform="rotate (0.0031415926535892) translate (18.678cm 2.501cm)">
          <draw:text-box>
            <text:p>a_{i_1}{i_k}</text:p>
          </draw:text-box>
        </draw:frame>
        <draw:line draw:style-name="gr6" draw:text-style-name="P1" draw:layer="layout" svg:x1="11.2cm" svg:y1="2.4cm" svg:x2="11.2cm" svg:y2="6.6cm">
          <text:p/>
        </draw:line>
        <draw:frame draw:style-name="gr26" draw:layer="layout" svg:width="7.712cm" svg:height="0.963cm" svg:x="1.8cm" svg:y="8.8cm">
          <draw:text-box>
            <text:p>=<text:span text:style-name="T1">Σ_{i_1 &lt; … &lt; i_k}</text:span> * (-1)^k</text:p>
          </draw:text-box>
        </draw:frame>
        <draw:frame draw:style-name="gr16" draw:layer="layout" svg:width="4.95cm" svg:height="1.26cm" svg:x="11.528cm" svg:y="7.4cm">
          <draw:text-box>
            <text:p><text:s/>a_{i_1}{i_1}</text:p>
          </draw:text-box>
        </draw:frame>
        <draw:frame draw:style-name="gr3" draw:layer="layout" svg:width="1.55cm" svg:height="0.963cm" svg:x="16.528cm" svg:y="7.4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8.678cm 7.5cm)">
          <draw:text-box>
            <text:p>a_{i_1}{i_k}</text:p>
          </draw:text-box>
        </draw:frame>
        <draw:frame draw:style-name="gr3" draw:layer="layout" svg:width="1.55cm" svg:height="0.963cm" svg:x="12.576cm" svg:y="9.0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1.528cm 10.013cm)">
          <draw:text-box>
            <text:p>a_{i_k}{i_1}</text:p>
          </draw:text-box>
        </draw:frame>
        <draw:frame draw:style-name="gr3" draw:layer="layout" svg:width="1.55cm" svg:height="0.963cm" svg:x="19.526cm" svg:y="9.037cm">
          <draw:text-box>
            <text:p>・・・</text:p>
          </draw:text-box>
        </draw:frame>
        <draw:frame draw:style-name="gr3" draw:layer="layout" svg:width="1.55cm" svg:height="0.963cm" svg:x="16.328cm" svg:y="10.237cm">
          <draw:text-box>
            <text:p>・・・</text:p>
          </draw:text-box>
        </draw:frame>
        <draw:frame draw:style-name="gr3" draw:layer="layout" svg:width="1.55cm" svg:height="0.963cm" svg:x="16.226cm" svg:y="9.037cm">
          <draw:text-box>
            <text:p>・・・</text:p>
          </draw:text-box>
        </draw:frame>
        <draw:frame draw:style-name="gr16" draw:layer="layout" svg:width="4.95cm" svg:height="1.26cm" svg:x="18.8cm" svg:y="10.14cm">
          <draw:text-box>
            <text:p>a_{i_k}{i_k}</text:p>
          </draw:text-box>
        </draw:frame>
        <draw:line draw:style-name="gr6" draw:text-style-name="P1" draw:layer="layout" svg:x1="22.778cm" svg:y1="7cm" svg:x2="22.778cm" svg:y2="11.2cm">
          <text:p/>
        </draw:line>
        <draw:frame draw:style-name="gr14" draw:layer="layout" svg:width="3.998cm" svg:height="1.166cm" draw:transform="rotate (0.0031415926535892) translate (18.678cm 7.501cm)">
          <draw:text-box>
            <text:p>a_{i_1}{i_k}</text:p>
          </draw:text-box>
        </draw:frame>
        <draw:line draw:style-name="gr6" draw:text-style-name="P1" draw:layer="layout" svg:x1="11.2cm" svg:y1="7.4cm" svg:x2="11.2cm" svg:y2="11.6cm">
          <text:p/>
        </draw:line>
        <draw:frame draw:style-name="gr27" draw:layer="layout" svg:width="7.889cm" svg:height="0.963cm" svg:x="1.8cm" svg:y="14cm">
          <draw:text-box>
            <text:p>=(-1)^k * <text:span text:style-name="T1">Σ_{i_1 &lt; … &lt; i_k}</text:span> </text:p>
          </draw:text-box>
        </draw:frame>
        <draw:frame draw:style-name="gr16" draw:layer="layout" svg:width="4.95cm" svg:height="1.26cm" svg:x="11.528cm" svg:y="12.6cm">
          <draw:text-box>
            <text:p><text:s/>a_{i_1}{i_1}</text:p>
          </draw:text-box>
        </draw:frame>
        <draw:frame draw:style-name="gr3" draw:layer="layout" svg:width="1.55cm" svg:height="0.963cm" svg:x="16.528cm" svg:y="12.6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8.678cm 12.7cm)">
          <draw:text-box>
            <text:p>a_{i_1}{i_k}</text:p>
          </draw:text-box>
        </draw:frame>
        <draw:frame draw:style-name="gr3" draw:layer="layout" svg:width="1.55cm" svg:height="0.963cm" svg:x="12.576cm" svg:y="14.297cm">
          <draw:text-box>
            <text:p>・・・</text:p>
          </draw:text-box>
        </draw:frame>
        <draw:frame draw:style-name="gr14" draw:layer="layout" svg:width="3.998cm" svg:height="1.166cm" draw:transform="rotate (0.0031415926535892) translate (11.528cm 15.213cm)">
          <draw:text-box>
            <text:p>a_{i_k}{i_1}</text:p>
          </draw:text-box>
        </draw:frame>
        <draw:frame draw:style-name="gr3" draw:layer="layout" svg:width="1.55cm" svg:height="0.963cm" svg:x="19.526cm" svg:y="14.237cm">
          <draw:text-box>
            <text:p>・・・</text:p>
          </draw:text-box>
        </draw:frame>
        <draw:frame draw:style-name="gr3" draw:layer="layout" svg:width="1.55cm" svg:height="0.963cm" svg:x="16.328cm" svg:y="15.437cm">
          <draw:text-box>
            <text:p>・・・</text:p>
          </draw:text-box>
        </draw:frame>
        <draw:frame draw:style-name="gr3" draw:layer="layout" svg:width="1.55cm" svg:height="0.963cm" svg:x="16.226cm" svg:y="14.237cm">
          <draw:text-box>
            <text:p>・・・</text:p>
          </draw:text-box>
        </draw:frame>
        <draw:line draw:style-name="gr6" draw:text-style-name="P1" draw:layer="layout" svg:x1="22.778cm" svg:y1="12.2cm" svg:x2="22.778cm" svg:y2="16.4cm">
          <text:p/>
        </draw:line>
        <draw:frame draw:style-name="gr14" draw:layer="layout" svg:width="3.998cm" svg:height="1.166cm" draw:transform="rotate (0.0031415926535892) translate (18.678cm 12.701cm)">
          <draw:text-box>
            <text:p>a_{i_1}{i_k}</text:p>
          </draw:text-box>
        </draw:frame>
        <draw:line draw:style-name="gr6" draw:text-style-name="P1" draw:layer="layout" svg:x1="11.2cm" svg:y1="12.6cm" svg:x2="11.2cm" svg:y2="16.8cm">
          <text:p/>
        </draw:line>
        <draw:frame draw:style-name="gr16" draw:layer="layout" svg:width="4.95cm" svg:height="1.26cm" svg:x="18.8cm" svg:y="15.34cm">
          <draw:text-box>
            <text:p>a_{i_k}{i_k}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30T18:58:15.31</meta:creation-date>
    <meta:editing-duration>PT1H37M32S</meta:editing-duration>
    <meta:editing-cycles>17</meta:editing-cycles>
    <meta:print-date>2021-06-06T11:33:05.58</meta:print-date>
    <dc:date>2021-06-06T14:46:32.62</dc:date>
    <meta:generator>OpenOffice/4.1.6$Win32 OpenOffice.org_project/416m1$Build-9790</meta:generator>
    <meta:document-statistic meta:object-count="320"/>
  </office:meta>
</office:document-meta>
</file>